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635cm" svg:stroke-color="#3daee9" draw:marker-start-width="2.105cm" draw:marker-end-width="2.105cm" draw:fill="solid" draw:fill-color="#eeeeee" draw:textarea-vertical-align="middle" fo:padding-top="0.441cm" fo:padding-bottom="0.441cm" fo:padding-left="0.566cm" fo:padding-right="0.566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ircle draw:style-name="gr1" draw:text-style-name="P1" draw:layer="layout" svg:width="7.056cm" svg:height="7.056cm" svg:x="6.703cm" svg:y="9.211cm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de" fo:country="DE" style:font-family-asian="'Roboto Thin'" style:font-family-generic-asian="system" style:font-pitch-asian="variable" style:font-size-asian="24pt" style:language-asian="zh" style:country-asian="CN" style:font-family-complex="'Roboto Thin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Roboto Thin'" style:font-family-generic-asian="system" style:font-pitch-asian="variable" style:font-size-asian="18pt" style:font-style-asian="normal" style:font-weight-asian="normal" style:font-family-complex="'Roboto Thin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09-20T20:45:17</meta:creation-date>
    <dc:date>2022-09-21T20:32:09</dc:date>
    <meta:editing-duration>PT24M16S</meta:editing-duration>
    <meta:editing-cycles>6</meta:editing-cycles>
    <meta:generator>OpenOffice/4.1.4$Unix OpenOffice.org_project/414m5$Build-9788</meta:generator>
    <meta:document-statistic meta:object-count="1"/>
  </office:meta>
</office:document-meta>
</file>